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paragraph-rsid="001549dd"/>
    </style:style>
    <style:style style:name="P2" style:family="paragraph" style:parent-style-name="Standard">
      <style:text-properties officeooo:rsid="001e4306" officeooo:paragraph-rsid="00273d74"/>
    </style:style>
    <style:style style:name="P3" style:family="paragraph" style:parent-style-name="Standard">
      <style:text-properties officeooo:rsid="001e4306" officeooo:paragraph-rsid="00280fcf"/>
    </style:style>
    <style:style style:name="P4" style:family="paragraph" style:parent-style-name="Standard">
      <style:text-properties officeooo:rsid="001e4306" officeooo:paragraph-rsid="002bdc54"/>
    </style:style>
    <style:style style:name="P5" style:family="paragraph" style:parent-style-name="Standard">
      <style:text-properties officeooo:rsid="001e4306" officeooo:paragraph-rsid="00280fcf" fo:background-color="#ff99ff"/>
    </style:style>
    <style:style style:name="P6" style:family="paragraph" style:parent-style-name="Standard">
      <style:text-properties officeooo:rsid="0028b23d" officeooo:paragraph-rsid="0028b23d" fo:background-color="#ff99ff"/>
    </style:style>
    <style:style style:name="P7" style:family="paragraph" style:parent-style-name="Standard">
      <style:text-properties officeooo:rsid="00280fcf" officeooo:paragraph-rsid="00280fcf"/>
    </style:style>
    <style:style style:name="P8" style:family="paragraph" style:parent-style-name="Standard">
      <style:text-properties officeooo:rsid="00280fcf" officeooo:paragraph-rsid="00280fcf" fo:background-color="#00ff66"/>
    </style:style>
    <style:style style:name="P9" style:family="paragraph" style:parent-style-name="Standard">
      <style:text-properties officeooo:rsid="00280fcf" officeooo:paragraph-rsid="00280fcf" fo:background-color="transparent"/>
    </style:style>
    <style:style style:name="P10" style:family="paragraph" style:parent-style-name="Standard">
      <style:text-properties officeooo:rsid="00280fcf" officeooo:paragraph-rsid="002bdc54" fo:background-color="transparent"/>
    </style:style>
    <style:style style:name="P11" style:family="paragraph" style:parent-style-name="Standard">
      <style:text-properties officeooo:rsid="0028b23d" officeooo:paragraph-rsid="00280fcf" fo:background-color="transparent"/>
    </style:style>
    <style:style style:name="P12" style:family="paragraph" style:parent-style-name="Standard">
      <style:text-properties officeooo:rsid="0028b23d" officeooo:paragraph-rsid="0028b23d" fo:background-color="transparent"/>
    </style:style>
    <style:style style:name="P13" style:family="paragraph" style:parent-style-name="Standard">
      <style:text-properties officeooo:rsid="002cefdc" officeooo:paragraph-rsid="002cefdc" fo:background-color="transparent"/>
    </style:style>
    <style:style style:name="P14" style:family="paragraph" style:parent-style-name="Standard">
      <style:text-properties officeooo:rsid="002bdc54" officeooo:paragraph-rsid="002bdc54"/>
    </style:style>
    <style:style style:name="P15" style:family="paragraph" style:parent-style-name="Standard">
      <style:text-properties officeooo:rsid="00280fcf" officeooo:paragraph-rsid="00280fcf" fo:background-color="#99ff99"/>
    </style:style>
    <style:style style:name="P16" style:family="paragraph" style:parent-style-name="Standard">
      <style:paragraph-properties fo:text-align="center" style:justify-single-word="false"/>
      <style:text-properties officeooo:rsid="001aab04" officeooo:paragraph-rsid="0013c9ea"/>
    </style:style>
    <style:style style:name="P17" style:family="paragraph" style:parent-style-name="Standard">
      <style:text-properties officeooo:rsid="001aab04" officeooo:paragraph-rsid="001e4306"/>
    </style:style>
    <style:style style:name="P18" style:family="paragraph" style:parent-style-name="Standard">
      <style:text-properties officeooo:rsid="001aab04" officeooo:paragraph-rsid="0013c9ea"/>
    </style:style>
    <style:style style:name="P19" style:family="paragraph" style:parent-style-name="Standard">
      <style:paragraph-properties fo:text-align="center" style:justify-single-word="false"/>
      <style:text-properties officeooo:rsid="002dee1d" officeooo:paragraph-rsid="002dee1d"/>
    </style:style>
    <style:style style:name="P20" style:family="paragraph" style:parent-style-name="Standard">
      <style:text-properties officeooo:rsid="002dee1d" officeooo:paragraph-rsid="002dee1d"/>
    </style:style>
    <style:style style:name="P21" style:family="paragraph" style:parent-style-name="Standard">
      <style:text-properties officeooo:rsid="002bdc54" officeooo:paragraph-rsid="002bdc54"/>
    </style:style>
    <style:style style:name="P22" style:family="paragraph" style:parent-style-name="Standard">
      <style:text-properties fo:font-style="italic" officeooo:rsid="002dee1d" officeooo:paragraph-rsid="002dee1d" style:font-style-asian="italic" style:font-style-complex="italic"/>
    </style:style>
    <style:style style:name="P23" style:family="paragraph" style:parent-style-name="Standard">
      <style:text-properties fo:font-style="italic" officeooo:rsid="002dee1d" officeooo:paragraph-rsid="002dee1d" fo:background-color="transparent" style:font-style-asian="italic" style:font-style-complex="italic"/>
    </style:style>
    <style:style style:name="P24" style:family="paragraph" style:parent-style-name="Standard">
      <style:text-properties fo:font-style="italic" officeooo:rsid="002e7310" officeooo:paragraph-rsid="002e7310" fo:background-color="transparent" style:font-style-asian="italic" style:font-style-complex="italic"/>
    </style:style>
    <style:style style:name="P25" style:family="paragraph" style:parent-style-name="Standard">
      <style:text-properties officeooo:rsid="0020eb27" officeooo:paragraph-rsid="0020eb27" fo:background-color="#ff99ff"/>
    </style:style>
    <style:style style:name="P26" style:family="paragraph" style:parent-style-name="Standard">
      <style:text-properties officeooo:rsid="002dee1d" officeooo:paragraph-rsid="002dee1d" fo:background-color="#ff99ff"/>
    </style:style>
    <style:style style:name="P27" style:family="paragraph" style:parent-style-name="Standard">
      <style:text-properties officeooo:rsid="00280fcf" officeooo:paragraph-rsid="002fdea3" fo:background-color="#ff99ff"/>
    </style:style>
    <style:style style:name="P28" style:family="paragraph" style:parent-style-name="Standard">
      <style:text-properties officeooo:rsid="00280fcf" officeooo:paragraph-rsid="002bdc54" fo:background-color="transparent"/>
    </style:style>
    <style:style style:name="P29" style:family="paragraph" style:parent-style-name="Standard">
      <style:text-properties officeooo:rsid="00280fcf" officeooo:paragraph-rsid="00280fcf" fo:background-color="transparent"/>
    </style:style>
    <style:style style:name="P30" style:family="paragraph" style:parent-style-name="Standard">
      <style:text-properties officeooo:rsid="002e7310" officeooo:paragraph-rsid="002e7310" fo:background-color="transparent"/>
    </style:style>
    <style:style style:name="P31" style:family="paragraph" style:parent-style-name="Standard">
      <style:text-properties officeooo:rsid="0028b23d" officeooo:paragraph-rsid="0028b23d" fo:background-color="transparent"/>
    </style:style>
    <style:style style:name="P32" style:family="paragraph" style:parent-style-name="Standard">
      <style:text-properties officeooo:rsid="002fdea3" officeooo:paragraph-rsid="002fdea3" fo:background-color="transparent"/>
    </style:style>
    <style:style style:name="P33" style:family="paragraph" style:parent-style-name="Standard">
      <style:text-properties officeooo:rsid="002fdea3" officeooo:paragraph-rsid="00307244"/>
    </style:style>
    <style:style style:name="T1" style:family="text">
      <style:text-properties fo:background-color="transparent" loext:char-shading-value="0"/>
    </style:style>
    <style:style style:name="T2" style:family="text">
      <style:text-properties officeooo:rsid="00280fcf" fo:background-color="transparent" loext:char-shading-value="0"/>
    </style:style>
    <style:style style:name="T3" style:family="text">
      <style:text-properties officeooo:rsid="00273d74" fo:background-color="transparent" loext:char-shading-value="0"/>
    </style:style>
    <style:style style:name="T4" style:family="text">
      <style:text-properties officeooo:rsid="0028b23d" fo:background-color="transparent" loext:char-shading-value="0"/>
    </style:style>
    <style:style style:name="T5" style:family="text">
      <style:text-properties officeooo:rsid="002a0a44" fo:background-color="transparent" loext:char-shading-value="0"/>
    </style:style>
    <style:style style:name="T6" style:family="text">
      <style:text-properties officeooo:rsid="002bdc54" fo:background-color="transparent" loext:char-shading-value="0"/>
    </style:style>
    <style:style style:name="T7" style:family="text">
      <style:text-properties officeooo:rsid="002cefdc" fo:background-color="transparent" loext:char-shading-value="0"/>
    </style:style>
    <style:style style:name="T8" style:family="text">
      <style:text-properties officeooo:rsid="002dee1d" fo:background-color="transparent" loext:char-shading-value="0"/>
    </style:style>
    <style:style style:name="T9" style:family="text">
      <style:text-properties fo:background-color="transparent" loext:char-shading-value="0"/>
    </style:style>
    <style:style style:name="T10" style:family="text">
      <style:text-properties officeooo:rsid="002fdea3" fo:background-color="transparent" loext:char-shading-value="0"/>
    </style:style>
    <style:style style:name="T11" style:family="text">
      <style:text-properties officeooo:rsid="0020eb27"/>
    </style:style>
    <style:style style:name="T12" style:family="text">
      <style:text-properties fo:background-color="#ff99ff" loext:char-shading-value="0"/>
    </style:style>
    <style:style style:name="T13" style:family="text">
      <style:text-properties officeooo:rsid="0020eb27" fo:background-color="#ff99ff" loext:char-shading-value="0"/>
    </style:style>
    <style:style style:name="T14" style:family="text">
      <style:text-properties officeooo:rsid="00273d74" fo:background-color="#ff99ff" loext:char-shading-value="0"/>
    </style:style>
    <style:style style:name="T15" style:family="text">
      <style:text-properties officeooo:rsid="00280fcf" fo:background-color="#ff99ff" loext:char-shading-value="0"/>
    </style:style>
    <style:style style:name="T16" style:family="text">
      <style:text-properties officeooo:rsid="00273d74"/>
    </style:style>
    <style:style style:name="T17" style:family="text">
      <style:text-properties officeooo:rsid="00273d74" fo:background-color="#00ff66" loext:char-shading-value="0"/>
    </style:style>
    <style:style style:name="T18" style:family="text">
      <style:text-properties officeooo:rsid="00280fcf" fo:background-color="#00ff66" loext:char-shading-value="0"/>
    </style:style>
    <style:style style:name="T19" style:family="text">
      <style:text-properties officeooo:rsid="00280fcf"/>
    </style:style>
    <style:style style:name="T20" style:family="text">
      <style:text-properties officeooo:rsid="002bdc54"/>
    </style:style>
    <style:style style:name="T21" style:family="text">
      <style:text-properties fo:background-color="#ffffff" loext:char-shading-value="0"/>
    </style:style>
    <style:style style:name="T22" style:family="text">
      <style:text-properties fo:background-color="#00ffff" loext:char-shading-value="0"/>
    </style:style>
    <style:style style:name="T23" style:family="text">
      <style:text-properties officeooo:rsid="002dee1d" fo:background-color="#00ffff" loext:char-shading-value="0"/>
    </style:style>
    <style:style style:name="T24" style:family="text">
      <style:text-properties fo:background-color="#ffff00" loext:char-shading-value="0"/>
    </style:style>
    <style:style style:name="T25" style:family="text">
      <style:text-properties officeooo:rsid="002bdc54" fo:background-color="#ffff00" loext:char-shading-value="0"/>
    </style:style>
    <style:style style:name="T26" style:family="text">
      <style:text-properties fo:background-color="#ffccff" loext:char-shading-value="0"/>
    </style:style>
    <style:style style:name="T27" style:family="text">
      <style:text-properties officeooo:rsid="0028b23d" fo:background-color="#ffccff" loext:char-shading-value="0"/>
    </style:style>
    <style:style style:name="T28" style:family="text">
      <style:text-properties fo:background-color="#99ff99" loext:char-shading-value="0"/>
    </style:style>
    <style:style style:name="T29" style:family="text">
      <style:text-properties officeooo:rsid="002cefdc" fo:background-color="#99ff99" loext:char-shading-value="0"/>
    </style:style>
    <style:style style:name="T30" style:family="text">
      <style:text-properties fo:background-color="#ffcccc" loext:char-shading-value="0"/>
    </style:style>
    <style:style style:name="T31" style:family="text">
      <style:text-properties officeooo:rsid="00265fa1" fo:background-color="#ffcccc" loext:char-shading-value="0"/>
    </style:style>
    <style:style style:name="T32" style:family="text">
      <style:text-properties officeooo:rsid="002dee1d"/>
    </style:style>
    <style:style style:name="T33" style:family="text">
      <style:text-properties fo:background-color="#ffff99" loext:char-shading-value="0"/>
    </style:style>
    <style:style style:name="T34" style:family="text">
      <style:text-properties officeooo:rsid="002e7310"/>
    </style:style>
    <style:style style:name="T35" style:family="text">
      <style:text-properties officeooo:rsid="002fdea3"/>
    </style:style>
    <style:style style:name="T36" style:family="text">
      <style:text-properties officeooo:rsid="003072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31">HELLO LITTLE GIRL </text:span><text:span text:style-name="T30">BLOCKING</text:span> <text:span text:style-name="T11">(p67)</text:span></text:p>
      <text:p text:style-name="P19">possibly final, 1/12/2017</text:p>
      <text:p text:style-name="P18"/>
      <text:p text:style-name="P20">Note on colors: pink is what Little Red will say because it is in the script. Yellow is some ad-libs added to make it easier for Little Red to react in the proper way. They could potentially be cut though most are harmless. For the Wolf, green is script, cyan is ad-lib which might be cut.</text:p>
      <text:p text:style-name="P20"/>
      <text:p text:style-name="P33">Note to Wolf: When you first see Little Red, you want to eat her. She looks yummy. You are planning on getting her off the main trail before eating her, without alerting any nearby woodsmen. But when you ask her “where are you going in such a hurry?” she unexpected mentions Granny. At this point you suddenly realize you can eat both Red and Granny if you show some patience. You offer to let her by as a ruse for you to get her basket, so you can check for weapons. Once clear on that score, your next order of business is to find out where Granny lives. You are of course planning on following Little Red all the way, but you also want to know if she lives in the forest or in some town on the other side of the forest. <text:span text:style-name="T36">When Little Red steals the basket back and mocks you, you actually find it amusing. So you cannot resist going and getting her one more time “Hello Little Girl,” and playing with your food a bit. For the Wolf, that’s what the whole scene is about: playing with your food.</text:span></text:p>
      <text:p text:style-name="P33"/>
      <text:p text:style-name="P20"/>
      <text:p text:style-name="P14">[ Wolf behind tree, USR ]</text:p>
      <text:p text:style-name="P4"/>
      <text:p text:style-name="P14">[ Little Red enters skipping, SL ]</text:p>
      <text:p text:style-name="P4"/>
      <text:p text:style-name="P14">[ Little Red notices path to her left as she skips past CS, without stopping ]</text:p>
      <text:p text:style-name="P4"/>
      <text:p text:style-name="P14">[ Little Red comes to SR, skips in place <text:span text:style-name="T32">3 seconds </text:span>as she realizes her way is blocked ]</text:p>
      <text:p text:style-name="P20">[ Wolf peeks out from behind tree ]</text:p>
      <text:p text:style-name="P4"/>
      <text:p text:style-name="P14">[ Little Red turns around to look at where she came from <text:span text:style-name="T32">(3 seconds)</text:span>. ]</text:p>
      <text:p text:style-name="P14">[ Wolf emerges slowly from tree, sneaking up on her as if to attack ]</text:p>
      <text:p text:style-name="P4"/>
      <text:p text:style-name="P4"><text:span text:style-name="T20">[ Little Red looks at path DSC, decides that is the right way to go ] </text:span><text:span text:style-name="T25">oh, right</text:span></text:p>
      <text:p text:style-name="P4"/>
      <text:p text:style-name="P4"><text:span text:style-name="T20">[ As she starts to skip away,</text:span> <text:span text:style-name="T16">Wolf ] <text:s/></text:span><text:span text:style-name="T17">Good day, Young Lady</text:span></text:p>
      <text:p text:style-name="P2"/>
      <text:p text:style-name="P2">[ <text:span text:style-name="T16">Little Red</text:span>]<text:span text:style-name="T12"> </text:span><text:span text:style-name="T14">Good day, Mr Wolf</text:span><text:span text:style-name="T13">,</text:span></text:p>
      <text:p text:style-name="P17"/>
      <text:p text:style-name="P22">[ Wolf Bows (we need to kill a little time here) ]</text:p>
      <text:p text:style-name="P22">[ Little Red giggles and curtseys here (fill time till the music stars) ]</text:p>
      <text:p text:style-name="P22">[ Little Red skips in place for 3 seconds of music, then goes] </text:p>
      <text:p text:style-name="P20"/>
      <text:p text:style-name="P7">[ she proceeds, he <text:span text:style-name="T20">darts in front, back to her, face to audience, spreads out his arms as if to ask a questions, and </text:span>blocks <text:span text:style-name="T20">her path. <text:s/></text:span>] </text:p>
      <text:p text:style-name="P7"/>
      <text:p text:style-name="P3">[ <text:span text:style-name="T16">Wolf ] <text:s/></text:span><text:span text:style-name="T18">Whither away so hurriedly?</text:span></text:p>
      <text:p text:style-name="P3"/>
      <text:p text:style-name="P3">[ <text:span text:style-name="T16">Little Red</text:span>]<text:span text:style-name="T12"> </text:span><text:span text:style-name="T15">To my grandmothers</text:span><text:span text:style-name="T2"> </text:span><text:span text:style-name="T6">[ </text:span><text:span text:style-name="T8">irritated</text:span><text:span text:style-name="T6"> ]</text:span></text:p>
      <text:p text:style-name="P25"/>
      <text:p text:style-name="P26"><text:soft-page-break/><text:span text:style-name="T9">[ Wolf ] </text:span><text:span text:style-name="T22">Oh!</text:span></text:p>
      <text:p text:style-name="P4">[ <text:span text:style-name="T19">he steps back out of her way on her right side and bows, with his right arm indicating that she may pass ] </text:span><text:span text:style-name="T23">excuse me!</text:span></text:p>
      <text:p text:style-name="P4"/>
      <text:p text:style-name="P4"><text:span text:style-name="T20">[ As she passes him he sticks out right hand and grabs the basket, he says his line as he sweeps left back upstage, winding up stage right, trying to look in the basket ] <text:s/></text:span><text:span text:style-name="T18">And what might be in your basket?</text:span><text:span text:style-name="T2"> </text:span></text:p>
      <text:p text:style-name="P8"/>
      <text:p text:style-name="P3"><text:span text:style-name="T2">[ </text:span><text:span text:style-name="T3">Little Red</text:span><text:span text:style-name="T2">, </text:span><text:span text:style-name="T8">very irritated] </text:span><text:span text:style-name="T15"><text:s/>Bread and wine ...</text:span></text:p>
      <text:p text:style-name="P5"/>
      <text:p text:style-name="P9">[ she tries to grab the basket but fail<text:span text:style-name="T20">s. With obvious irritation, playing the opposite on her “consideration” for grandma, which harkens back to her “for all that I know she’s already dead”</text:span> ] <text:span text:style-name="T26">So grandmother will have something good to make her stron</text:span>g. </text:p>
      <text:p text:style-name="P9"/>
      <text:p text:style-name="P9">[ Wolf ] <text:span text:style-name="T28">And where might your grandmother live?</text:span> <text:span text:style-name="T20">[ motions with basket in right hand ]</text:span></text:p>
      <text:p text:style-name="P9"/>
      <text:p text:style-name="P10">[ Little red <text:span text:style-name="T20">takes a beat as she gets an idea </text:span>] <text:span text:style-name="T26">Further in the woods.</text:span> <text:span text:style-name="T20">[ she points. He takes a quick glance and then looks back at her ]</text:span></text:p>
      <text:p text:style-name="P10"/>
      <text:p text:style-name="P10"><text:span text:style-name="T20">[ She tries again, more animated ] </text:span><text:span text:style-name="T26">She stands under three large oak trees</text:span>. [ <text:span text:style-name="T20">He looks away to try to visualize the trees. S</text:span>he grabs basket back on “three” <text:span text:style-name="T20">and turns to the audience as she snickers with delight ]</text:span></text:p>
      <text:p text:style-name="P10"/>
      <text:p text:style-name="P23">[ we need to kill more time here. She turns back to wolf and slowly says ] <text:span text:style-name="T33">Ha Ha Ha</text:span></text:p>
      <text:p text:style-name="P24">[ The Wolf smiles and does a fake (silent) laugh back ]</text:p>
      <text:p text:style-name="P24">[ in celebration and to show off, Little Red flips the basket around in a circle without spilling anything ]</text:p>
      <text:p text:style-name="P24">[ when the music finally starts, she skips in place for 3 seconds ]</text:p>
      <text:p text:style-name="P24">[ And finally...]</text:p>
      <text:p text:style-name="P30"/>
      <text:p text:style-name="P9">[ she skips off ]</text:p>
      <text:p text:style-name="P9"/>
      <text:p text:style-name="P9">[ wolf dashes <text:span text:style-name="T34">to her and holds her with two arms around the waist from behind, and peers over her left shoulder </text:span>] <text:span text:style-name="T28">hello, little girl</text:span></text:p>
      <text:p text:style-name="P30">[ this causes her to turn slightly right ]</text:p>
      <text:p text:style-name="P30"/>
      <text:p text:style-name="P9">[ <text:span text:style-name="T34">He puts his his left hand on her left shoulder and l</text:span>eads her back up the ramp ] <text:span text:style-name="T28">what’s your rush?</text:span></text:p>
      <text:p text:style-name="P9"/>
      <text:p text:style-name="P9">[ leads her to flowers ] <text:span text:style-name="T28">you’re missing all the flowers,</text:span></text:p>
      <text:p text:style-name="P15"/>
      <text:p text:style-name="P13"><text:span text:style-name="T21">[ Little Red ] </text:span><text:span text:style-name="T24">Oh, how pretty!</text:span></text:p>
      <text:p text:style-name="P9"/>
      <text:p text:style-name="P9">[ turns her <text:s/>gently <text:span text:style-name="T34">via shoulders </text:span>to the audience ] <text:span text:style-name="T28">the sun won’t set for hour</text:span>s</text:p>
      <text:p text:style-name="P9"/>
      <text:p text:style-name="P9">[ moves CS, <text:span text:style-name="T34">blocking her way back to the ramp</text:span> ] <text:span text:style-name="T28">take your time…</text:span>.</text:p>
      <text:p text:style-name="P9"/>
      <text:p text:style-name="P9">[ Little Red ] <text:span text:style-name="T26">Mother said, “straight ahead”</text:span> [ <text:span text:style-name="T34">pushes him straight backwards with</text:span> surprising force ]</text:p>
      <text:p text:style-name="P9"/>
      <text:p text:style-name="P9">[ Little Red <text:span text:style-name="T34">(stops pushing)</text:span> ] <text:span text:style-name="T26">Not to delay or</text:span> [ she pokes him with index finger ] <text:span text:style-name="T26">be misled!</text:span></text:p>
      <text:p text:style-name="P30"><text:soft-page-break/>[ she is accusing him of trying to mislead her ]</text:p>
      <text:p text:style-name="P30"/>
      <text:p text:style-name="P9">[ Wolf <text:span text:style-name="T34">darts to her right and holds her by the shoulders again</text:span> ] <text:span text:style-name="T28">But slow, little girl, Hark! And hush</text:span></text:p>
      <text:p text:style-name="P9"/>
      <text:p text:style-name="P9">[ <text:span text:style-name="T34">he moves her left as </text:span>the birds move up ] <text:span text:style-name="T28">the birds are singing sweetly,</text:span></text:p>
      <text:p text:style-name="P9"/>
      <text:p text:style-name="P9">[ Little Red ] <text:span text:style-name="T24">oh, how cute!</text:span></text:p>
      <text:p text:style-name="P9"/>
      <text:p text:style-name="P9">[ Wolf <text:span text:style-name="T34">(stopping) </text:span>] <text:span text:style-name="T28">You’ll miss the birds completely,</text:span> </text:p>
      <text:p text:style-name="P9"/>
      <text:p text:style-name="P9">[ he steps back a bit, to USC ] <text:span text:style-name="T28">you’re travelling so fleetly</text:span></text:p>
      <text:p text:style-name="P9"/>
      <text:p text:style-name="P30">[ there is a big “bit” here in the music where Little Red has time to decide what to do. She should look at the flowers for a bit, then look at the birds for a bit ]</text:p>
      <text:p text:style-name="P30"/>
      <text:p text:style-name="P9">[ Little Red looks out to audience, <text:span text:style-name="T35">imitating Mother wagging her finger </text:span>] <text:span text:style-name="T26">Mother said not to stray</text:span></text:p>
      <text:p text:style-name="P9"/>
      <text:p text:style-name="P9">[ she <text:span text:style-name="T35">grabs her chin, as people do when they are thinking</text:span> ] <text:span text:style-name="T26">Still I suppose a small delay</text:span></text:p>
      <text:p text:style-name="P9"/>
      <text:p text:style-name="P9">[ <text:span text:style-name="T35">She widens her eyes and smiles</text:span> ] <text:span text:style-name="T26">granny might like a fresh bouquet!</text:span></text:p>
      <text:p text:style-name="P9"/>
      <text:p text:style-name="P27"><text:span text:style-name="T1">[ the birds go nuts and give her the flowers </text:span><text:span text:style-name="T10">]</text:span></text:p>
      <text:p text:style-name="P27"><text:span text:style-name="T10">[ Little Red leaves, followed by the birds, who razz him on the way out</text:span><text:span text:style-name="T1"> ] </text:span><text:span text:style-name="T27">Good-bye, Mr. Wolf</text:span><text:span text:style-name="T4"> [ without looking back]</text:span></text:p>
      <text:p text:style-name="P11"/>
      <text:p text:style-name="P12">[ Wolf, <text:span text:style-name="T35">smiling and </text:span>waving ] <text:span text:style-name="T28">Goodbye, Little Girl</text:span>. <text:s/>[ as if he’s the nicest guy in the world ] </text:p>
      <text:p text:style-name="P32">[ because of the music, he stands there waving a long time. Keep a fake grin throughout ]</text:p>
      <text:p text:style-name="P12"/>
      <text:p text:style-name="P12">[ <text:span text:style-name="T35">She’s gone (or at least far enough away). </text:span>Sudden change to dark ] <text:span text:style-name="T28">And Helloooooooo…</text:span></text:p>
      <text:p text:style-name="P12"/>
      <text:p text:style-name="P6"><text:span text:style-name="T1">[ Wolf </text:span><text:span text:style-name="T5">does the howl thing</text:span><text:span text:style-name="T1"> ] <text:s/></text:span><text:span text:style-name="T7">(</text:span><text:span text:style-name="T29">howls)</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1549dd"/>
    </style:style>
    <style:page-layout style:name="Mpm1">
      <style:page-layout-properties fo:page-width="8.5in" fo:page-height="11in" style:num-format="1" style:print-orientation="portrait" fo:margin-top="0.4799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12T09:52:46.352005610</dc:date>
    <meta:editing-duration>PT1H20M11S</meta:editing-duration>
    <meta:editing-cycles>18</meta:editing-cycles>
    <meta:generator>LibreOffice/5.1.4.2$Linux_X86_64 LibreOffice_project/10m0$Build-2</meta:generator>
    <meta:document-statistic meta:table-count="0" meta:image-count="0" meta:object-count="0" meta:page-count="3" meta:paragraph-count="60" meta:word-count="1157" meta:character-count="5682" meta:non-whitespace-character-count="4570"/>
  </office:meta>
</office:document-meta>
</file>